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roman"/>
    <style:font-face style:name="Mangal1" svg:font-family="Mang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45cm" fo:margin-right="1.166cm" fo:margin-top="0cm" fo:margin-bottom="0cm" loext:contextual-spacing="false" fo:line-height="150%" fo:text-align="justify" style:justify-single-word="false" fo:text-indent="0cm" style:auto-text-indent="false" style:page-number="auto"/>
      <style:text-properties fo:font-size="10pt" fo:language="pt" fo:country="BR" style:font-size-asian="10pt" style:language-asian="en" style:country-asian="US" style:font-size-complex="10pt" style:language-complex="ar" style:country-complex="SA"/>
    </style:style>
    <style:style style:name="P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paragraph-rsid="00a5ce30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1021d" officeooo:paragraph-rsid="00a1021d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4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1021d" officeooo:paragraph-rsid="00a7d5d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5ce30" officeooo:paragraph-rsid="00a5ce30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6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78916" officeooo:paragraph-rsid="00a78916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7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a9a7ea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af4f48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b2d4bd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bf7bb0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1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c49b5" officeooo:paragraph-rsid="00cf895a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paragraph-rsid="0088042d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4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paragraph-rsid="0091a7a7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191f44" officeooo:paragraph-rsid="0088042d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6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b6a1bf" officeooo:paragraph-rsid="00b6a1bf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7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b8236b" officeooo:paragraph-rsid="00b8236b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b9872d" officeooo:paragraph-rsid="00b9872d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1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b9f424" officeooo:paragraph-rsid="00b9f42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9e2e6e" officeooo:paragraph-rsid="00bb3d4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1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ef46ae" officeooo:paragraph-rsid="00844c03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2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ef46ae" officeooo:paragraph-rsid="00d04cc2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3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d20174" officeooo:paragraph-rsid="00d2017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4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d20174" officeooo:paragraph-rsid="00d4e112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" fo:font-size="12pt" fo:letter-spacing="-0.007cm" fo:language="pt" fo:country="BR" fo:font-style="normal" fo:font-weight="normal" officeooo:rsid="00d627fc" officeooo:paragraph-rsid="00d627fc" style:font-name-asian="Arial2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" fo:font-size="12pt" fo:letter-spacing="-0.007cm" fo:language="pt" fo:country="BR" fo:font-style="normal" fo:font-weight="bold" officeooo:rsid="00a117be" officeooo:paragraph-rsid="00844c03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27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font-size="12pt" fo:language="pt" fo:country="BR" officeooo:rsid="009e2e6e" officeooo:paragraph-rsid="009e2e6e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191f44" officeooo:paragraph-rsid="0088042d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2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9e2e6e" officeooo:paragraph-rsid="00b3cc4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9e2e6e" officeooo:paragraph-rsid="00bb3d4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1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9e2e6e" officeooo:paragraph-rsid="00b3cc4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a1021d" officeooo:paragraph-rsid="00aaaaf0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3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4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officeooo:rsid="008d7abe" officeooo:paragraph-rsid="008d7ab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5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officeooo:rsid="009e2e6e" officeooo:paragraph-rsid="009e2e6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6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officeooo:rsid="00a3e3aa" officeooo:paragraph-rsid="00a3e3aa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line-height="150%"/>
      <style:text-properties fo:font-size="10pt" fo:language="pt" fo:country="BR" style:font-size-asian="10pt" style:language-asian="en" style:country-asian="US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line-height="150%"/>
      <style:text-properties fo:font-size="10pt" fo:language="pt" fo:country="BR" officeooo:paragraph-rsid="00844c03" style:font-size-asian="10pt" style:font-size-complex="10pt"/>
    </style:style>
    <style:style style:name="P39" style:family="paragraph" style:parent-style-name="Standard">
      <style:paragraph-properties fo:margin-left="0.213cm" fo:margin-right="0cm" fo:margin-top="0cm" fo:margin-bottom="0cm" loext:contextual-spacing="false" fo:line-height="150%" fo:text-indent="0cm" style:auto-text-indent="false">
        <style:tab-stops>
          <style:tab-stop style:position="1.129cm"/>
        </style:tab-stops>
      </style:paragraph-properties>
      <style:text-properties officeooo:paragraph-rsid="00844c03"/>
    </style:style>
    <style:style style:name="P40" style:family="paragraph" style:parent-style-name="Standard">
      <style:paragraph-properties fo:margin-left="0.213cm" fo:margin-right="0cm" fo:margin-top="0cm" fo:margin-bottom="0cm" loext:contextual-spacing="false" fo:line-height="150%" fo:text-indent="0cm" style:auto-text-indent="false">
        <style:tab-stops>
          <style:tab-stop style:position="1.446cm"/>
        </style:tab-stops>
      </style:paragraph-properties>
      <style:text-properties style:font-name="Arial" fo:font-size="12pt" fo:language="pt" fo:country="BR" fo:font-style="italic" fo:font-weight="bold" style:font-name-asian="Arial2" style:font-size-asian="12pt" style:language-asian="en" style:country-asian="US" style:font-style-asian="italic" style:font-weight-asian="bold" style:font-name-complex="Arial2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left="0.213cm" fo:margin-right="0cm" fo:margin-top="0cm" fo:margin-bottom="0cm" loext:contextual-spacing="false" fo:line-height="150%" fo:text-indent="0cm" style:auto-text-indent="false">
        <style:tab-stops>
          <style:tab-stop style:position="1.12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2" style:family="paragraph" style:parent-style-name="Standard" style:master-page-name="Standard">
      <style:paragraph-properties fo:margin-left="0.213cm" fo:margin-right="0cm" fo:margin-top="0cm" fo:margin-bottom="0cm" loext:contextual-spacing="false" fo:line-height="150%" fo:text-indent="0cm" style:auto-text-indent="false" style:page-number="auto">
        <style:tab-stops>
          <style:tab-stop style:position="1.129cm"/>
        </style:tab-stops>
      </style:paragraph-properties>
      <style:text-properties style:font-name="Arial" fo:font-size="12pt" fo:letter-spacing="-0.007cm" fo:language="pt" fo:country="BR" fo:font-weight="bold" officeooo:rsid="00a117be" officeooo:paragraph-rsid="004943f6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43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style:font-name="Arial" fo:font-size="12pt" fo:language="pt" fo:country="BR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44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style:font-name="Arial" fo:font-size="12pt" fo:language="pt" fo:country="BR" fo:font-weight="bold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style:font-name="Arial" fo:font-size="12pt" fo:letter-spacing="normal" fo:language="pt" fo:country="BR" fo:font-weight="bold" style:font-name-asian="Arial2" style:font-size-asian="12pt" style:language-asian="en" style:country-asian="US" style:font-weight-asian="bold" style:font-name-complex="Arial2" style:font-size-complex="12pt" style:language-complex="ar" style:country-complex="SA" style:font-weight-complex="bold"/>
    </style:style>
    <style:style style:name="P46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7" style:family="paragraph" style:parent-style-name="Standard">
      <style:paragraph-properties fo:margin-left="0.224cm" fo:margin-right="0cm" fo:margin-top="0.019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8" style:family="paragraph" style:parent-style-name="Standard">
      <style:paragraph-properties fo:margin-top="0.007cm" fo:margin-bottom="0cm" loext:contextual-spacing="false" fo:line-height="150%"/>
      <style:text-properties fo:language="pt" fo:country="BR" style:language-asian="en" style:country-asian="US" style:language-complex="ar" style:country-complex="SA"/>
    </style:style>
    <style:style style:name="P49" style:family="paragraph" style:parent-style-name="Standard">
      <style:paragraph-properties fo:margin-top="0.004cm" fo:margin-bottom="0cm" loext:contextual-spacing="false" fo:line-height="150%"/>
      <style:text-properties fo:font-size="14pt" fo:language="pt" fo:country="BR" style:font-size-asian="14pt" style:language-asian="en" style:country-asian="US" style:font-size-complex="14pt" style:language-complex="ar" style:country-complex="SA"/>
    </style:style>
    <style:style style:name="P50" style:family="paragraph" style:parent-style-name="Standard">
      <style:paragraph-properties fo:margin-left="4.32cm" fo:margin-right="0.13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29cm"/>
        </style:tab-stops>
      </style:paragraph-properties>
      <style:text-properties style:font-name="Arial" fo:font-size="12pt" fo:language="pt" fo:country="BR" officeooo:rsid="00119a1a" officeooo:paragraph-rsid="00a7d5d4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51" style:family="paragraph" style:parent-style-name="Standard">
      <style:paragraph-properties fo:margin-left="4.32cm" fo:margin-right="0.13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29cm"/>
        </style:tab-stops>
      </style:paragraph-properties>
      <style:text-properties fo:color="#00000a" style:font-name="Arial" fo:font-size="12pt" fo:language="pt" fo:country="BR" officeooo:rsid="00119a1a" officeooo:paragraph-rsid="00b1a08e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P52" style:family="paragraph" style:parent-style-name="Standard">
      <style:paragraph-properties fo:margin-left="4.32cm" fo:margin-right="0.13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29cm"/>
        </style:tab-stops>
      </style:paragraph-properties>
      <style:text-properties fo:color="#00000a" style:font-name="Arial" fo:font-size="12pt" fo:letter-spacing="normal" fo:language="pt" fo:country="BR" officeooo:rsid="00119a1a" officeooo:paragraph-rsid="00cebdc0" style:font-name-asian="Arial2" style:font-size-asian="12pt" style:language-asian="en" style:country-asian="US" style:font-name-complex="Arial2" style:font-size-complex="12pt" style:language-complex="ar" style:country-complex="SA"/>
    </style:style>
    <style:style style:name="T1" style:family="text">
      <style:text-properties style:font-name="Arial" fo:font-size="12pt" fo:language="pt" fo:country="BR" fo:font-weight="bold" officeooo:rsid="00095c81" style:font-name-asian="Arial2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fo:language="pt" fo:country="BR" fo:font-weight="bold" officeooo:rsid="00a117be" style:font-name-asian="Arial2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letter-spacing="0.021cm" fo:font-weight="bold" style:font-name-asian="Arial2" style:font-size-asian="12pt" style:font-weight-asian="bold" style:font-name-complex="Arial2" style:font-size-complex="12pt" style:font-weight-complex="bold" style:text-scale="139%"/>
    </style:style>
    <style:style style:name="T4" style:family="text">
      <style:text-properties style:font-name="Arial" fo:font-size="12pt" fo:letter-spacing="normal" fo:font-weight="bold" style:font-name-asian="Arial2" style:font-size-asian="12pt" style:font-weight-asian="bold" style:font-name-complex="Arial2" style:font-size-complex="12pt" style:font-weight-complex="bold"/>
    </style:style>
    <style:style style:name="T5" style:family="text"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" fo:font-size="9.5pt" fo:letter-spacing="0.021cm" fo:font-weight="bold" style:font-name-asian="Arial2" style:font-size-asian="9.5pt" style:font-weight-asian="bold" style:font-name-complex="Arial2" style:font-size-complex="9.5pt" style:font-weight-complex="bold"/>
    </style:style>
    <style:style style:name="T7" style:family="text">
      <style:text-properties style:font-name="Arial" fo:font-size="9.5pt" fo:letter-spacing="0.021cm" fo:font-weight="bold" style:font-name-asian="Arial2" style:font-size-asian="9.5pt" style:font-weight-asian="bold" style:font-name-complex="Arial2" style:font-size-complex="9.5pt" style:font-weight-complex="bold" style:text-scale="109%"/>
    </style:style>
    <style:style style:name="T8" style:family="text">
      <style:text-properties style:font-name="Arial" fo:font-size="9.5pt" fo:letter-spacing="0.011cm" fo:font-weight="bold" style:font-name-asian="Arial2" style:font-size-asian="9.5pt" style:font-weight-asian="bold" style:font-name-complex="Arial2" style:font-size-complex="9.5pt" style:font-weight-complex="bold"/>
    </style:style>
    <style:style style:name="T9" style:family="text">
      <style:text-properties style:font-name="Arial" fo:font-size="9.5pt" fo:letter-spacing="0.005cm" fo:font-weight="bold" style:font-name-asian="Arial2" style:font-size-asian="9.5pt" style:font-weight-asian="bold" style:font-name-complex="Arial2" style:font-size-complex="9.5pt" style:font-weight-complex="bold"/>
    </style:style>
    <style:style style:name="T10" style:family="text">
      <style:text-properties style:font-name="Arial" fo:font-size="9.5pt" fo:font-weight="bold" style:font-name-asian="Arial2" style:font-size-asian="9.5pt" style:font-weight-asian="bold" style:font-name-complex="Arial2" style:font-size-complex="9.5pt" style:font-weight-complex="bold"/>
    </style:style>
    <style:style style:name="T11" style:family="text">
      <style:text-properties style:font-name="Arial" fo:letter-spacing="normal" officeooo:rsid="008dd717" style:font-name-asian="Arial2" style:font-name-complex="Arial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a"/>
    </style:style>
    <style:style style:name="T14" style:family="text">
      <style:text-properties fo:color="#00000a" officeooo:rsid="00191f44"/>
    </style:style>
    <style:style style:name="T15" style:family="text">
      <style:text-properties fo:color="#00000a" fo:letter-spacing="normal" style:text-scale="86%"/>
    </style:style>
    <style:style style:name="T16" style:family="text">
      <style:text-properties fo:color="#00000a" fo:letter-spacing="normal" officeooo:rsid="00119a1a" style:text-scale="86%"/>
    </style:style>
    <style:style style:name="T17" style:family="text">
      <style:text-properties fo:color="#00000a" fo:letter-spacing="normal" officeooo:rsid="00a998d5" style:text-scale="86%"/>
    </style:style>
    <style:style style:name="T18" style:family="text">
      <style:text-properties fo:color="#00000a" officeooo:rsid="00aaaaf0"/>
    </style:style>
    <style:style style:name="T19" style:family="text">
      <style:text-properties fo:color="#00000a" officeooo:rsid="009e2e6e"/>
    </style:style>
    <style:style style:name="T20" style:family="text">
      <style:text-properties fo:color="#00000a" officeooo:rsid="00afce0c"/>
    </style:style>
    <style:style style:name="T21" style:family="text">
      <style:text-properties fo:color="#00000a" officeooo:rsid="00b0bba3"/>
    </style:style>
    <style:style style:name="T22" style:family="text">
      <style:text-properties fo:color="#00000a" officeooo:rsid="00bf7bb0"/>
    </style:style>
    <style:style style:name="T23" style:family="text">
      <style:text-properties fo:color="#00000a" officeooo:rsid="00bfd815"/>
    </style:style>
    <style:style style:name="T24" style:family="text">
      <style:text-properties fo:color="#00000a" officeooo:rsid="00c12870"/>
    </style:style>
    <style:style style:name="T25" style:family="text">
      <style:text-properties fo:color="#00000a" officeooo:rsid="00c3dade"/>
    </style:style>
    <style:style style:name="T26" style:family="text">
      <style:text-properties fo:color="#00000a" officeooo:rsid="00c4601d"/>
    </style:style>
    <style:style style:name="T27" style:family="text">
      <style:text-properties fo:color="#00000a" officeooo:rsid="00c5719b"/>
    </style:style>
    <style:style style:name="T28" style:family="text">
      <style:text-properties fo:color="#00000a" officeooo:rsid="00c5d60c"/>
    </style:style>
    <style:style style:name="T29" style:family="text">
      <style:text-properties fo:color="#00000a" officeooo:rsid="00c7b295"/>
    </style:style>
    <style:style style:name="T30" style:family="text">
      <style:text-properties fo:color="#00000a" officeooo:rsid="00c7c36e"/>
    </style:style>
    <style:style style:name="T31" style:family="text">
      <style:text-properties fo:color="#00000a" officeooo:rsid="00cf1c1b"/>
    </style:style>
    <style:style style:name="T32" style:family="text">
      <style:text-properties fo:color="#00000a" officeooo:rsid="00cf895a"/>
    </style:style>
    <style:style style:name="T33" style:family="text">
      <style:text-properties fo:color="#00000a" officeooo:rsid="00d627fc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0cb45" style:font-style-asian="normal" style:font-weight-asian="bold" style:font-style-complex="normal" style:font-weight-complex="bold" fo:padding="0cm" fo:border="none"/>
    </style:style>
    <style:style style:name="T36" style:family="text">
      <style:text-properties fo:font-style="normal" fo:font-weight="bold" officeooo:rsid="00d04cc2" style:font-style-asian="normal" style:font-weight-asian="bold" style:font-style-complex="normal" style:font-weight-complex="bold" fo:padding="0cm" fo:border="none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font-style-asian="normal" style:font-weight-asian="bold" style:font-style-complex="normal"/>
    </style:style>
    <style:style style:name="T39" style:family="text">
      <style:text-properties fo:font-style="normal" officeooo:rsid="0020cb45" style:font-style-asian="normal" style:font-weight-asian="bold" style:font-style-complex="normal" style:font-weight-complex="normal" fo:padding="0cm" fo:border="none"/>
    </style:style>
    <style:style style:name="T40" style:family="text">
      <style:text-properties fo:font-style="normal" officeooo:rsid="00d04cc2" style:font-style-asian="normal" style:font-weight-asian="bold" style:font-style-complex="normal" style:font-weight-complex="normal" fo:padding="0cm" fo:border="none"/>
    </style:style>
    <style:style style:name="T41" style:family="text">
      <style:text-properties fo:font-style="normal" officeooo:rsid="0020cb45" style:font-style-asian="normal" style:font-weight-asian="normal" style:font-style-complex="normal" style:font-weight-complex="normal" fo:padding="0cm" fo:border="none"/>
    </style:style>
    <style:style style:name="T42" style:family="text">
      <style:text-properties fo:font-style="normal" officeooo:rsid="00d04cc2" style:font-style-asian="normal" style:font-weight-asian="normal" style:font-style-complex="normal" style:font-weight-complex="normal" fo:padding="0cm" fo:border="none"/>
    </style:style>
    <style:style style:name="T43" style:family="text">
      <style:text-properties fo:font-style="normal" style:font-style-asian="normal" style:font-weight-asian="normal" style:font-style-complex="normal" style:font-weight-complex="normal" fo:padding="0cm" fo:border="none"/>
    </style:style>
    <style:style style:name="T44" style:family="text">
      <style:text-properties fo:letter-spacing="normal" fo:font-weight="bold" style:font-weight-asian="bold" style:font-weight-complex="bold"/>
    </style:style>
    <style:style style:name="T45" style:family="text">
      <style:text-properties fo:letter-spacing="normal" style:text-scale="86%"/>
    </style:style>
    <style:style style:name="T46" style:family="text">
      <style:text-properties fo:letter-spacing="normal" officeooo:rsid="009e2e6e" style:text-scale="86%"/>
    </style:style>
    <style:style style:name="T47" style:family="text">
      <style:text-properties fo:letter-spacing="normal" officeooo:rsid="00aaaaf0" style:text-scale="86%"/>
    </style:style>
    <style:style style:name="T48" style:family="text">
      <style:text-properties fo:letter-spacing="normal" officeooo:rsid="00d627fc" style:text-scale="86%"/>
    </style:style>
    <style:style style:name="T49" style:family="text">
      <style:text-properties fo:letter-spacing="normal" officeooo:rsid="0020cb45" style:font-style-asian="normal" style:font-style-complex="normal" fo:padding="0cm" fo:border="none"/>
    </style:style>
    <style:style style:name="T50" style:family="text">
      <style:text-properties fo:letter-spacing="normal" officeooo:rsid="00d20174" style:font-style-asian="normal" style:font-style-complex="normal" fo:padding="0cm" fo:border="none"/>
    </style:style>
    <style:style style:name="T51" style:family="text">
      <style:text-properties fo:letter-spacing="normal" style:font-style-asian="normal" style:font-style-complex="normal" fo:padding="0cm" fo:border="none"/>
    </style:style>
    <style:style style:name="T52" style:family="text">
      <style:text-properties officeooo:rsid="009e2e6e"/>
    </style:style>
    <style:style style:name="T53" style:family="text">
      <style:text-properties officeooo:rsid="00a3e3aa"/>
    </style:style>
    <style:style style:name="T54" style:family="text">
      <style:text-properties officeooo:rsid="00a5ce30"/>
    </style:style>
    <style:style style:name="T55" style:family="text">
      <style:text-properties officeooo:rsid="00a998d5"/>
    </style:style>
    <style:style style:name="T56" style:family="text">
      <style:text-properties officeooo:rsid="00aaaaf0"/>
    </style:style>
    <style:style style:name="T57" style:family="text">
      <style:text-properties officeooo:rsid="00bee0fb"/>
    </style:style>
    <style:style style:name="T58" style:family="text">
      <style:text-properties officeooo:rsid="00bf7bb0"/>
    </style:style>
    <style:style style:name="T59" style:family="text">
      <style:text-properties officeooo:rsid="00c60521"/>
    </style:style>
    <style:style style:name="T60" style:family="text">
      <style:text-properties officeooo:rsid="00c99bb8"/>
    </style:style>
    <style:style style:name="T61" style:family="text">
      <style:text-properties officeooo:rsid="00caf989"/>
    </style:style>
    <style:style style:name="T62" style:family="text">
      <style:text-properties officeooo:rsid="00cce0df"/>
    </style:style>
    <style:style style:name="T63" style:family="text">
      <style:text-properties style:text-scale="86%"/>
    </style:style>
    <style:style style:name="T64" style:family="text">
      <style:text-properties officeooo:rsid="009e2e6e" style:text-scale="86%"/>
    </style:style>
    <style:style style:name="T65" style:family="text">
      <style:text-properties officeooo:rsid="00bb3d44" style:text-scale="86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7"><text:span text:style-name="T5">1<text:tab/></text:span><text:span text:style-name="T3">I</text:span><text:span text:style-name="T6">N</text:span><text:span text:style-name="T7">T</text:span><text:span text:style-name="T8">R</text:span><text:span text:style-name="T6">ODUÇ</text:span><text:span text:style-name="T9">Ã</text:span><text:span text:style-name="T10">O</text:span></text:p>
      <text:p text:style-name="P37"/>
      <text:p text:style-name="P6">A informação de uma <text:span text:style-name="T55">organização</text:span> é o seu principal <text:span text:style-name="T58">recurso</text:span>. <text:span text:style-name="T58">De acordo com <text:s/>o </text:span>código de prática para a gestão da segurança da informação <text:span text:style-name="T58">afirma</text:span> que:</text:p>
      <text:p text:style-name="P6"/>
      <text:p text:style-name="P50"><text:span text:style-name="T15">“A informação é um ativo que, como qualquer outro, importante para os negócios, tem um valor para a organização. A segurança da informação protege a informação de diversos tipos de ameaças para garantir a continuidade nos negócios, minimizar os danos ao negócio e maximizar <text:s/>o retorno dos investimentos e as oportunidades de negócios”. (NBR ISO/IEC 17799:200</text:span><text:span text:style-name="T17">5</text:span><text:span text:style-name="T15">)</text:span></text:p>
      <text:p text:style-name="P4"/>
      <text:p text:style-name="P10"><text:span text:style-name="T22">Nos dias atuais</text:span><text:span text:style-name="T13">, a informação é </text:span><text:span text:style-name="T22">a coisa</text:span><text:span text:style-name="T13"> mais valios</text:span><text:span text:style-name="T22">a que <text:s/>as </text:span><text:span text:style-name="T13">organizações </text:span><text:span text:style-name="T22">podem deter </text:span><text:span text:style-name="T13">(</text:span><text:span text:style-name="T32">ALVES, 2010</text:span><text:span text:style-name="T13">). </text:span><text:span text:style-name="T22">Como é algo de suma importância, é bastante visado por pessoas mal intencionadas com diversos motivos seja por curiosidade ou diversão, </text:span><text:span text:style-name="T23">e o pior caso a violação de dados.</text:span></text:p>
      <text:p text:style-name="P10"><text:span text:style-name="T23"/></text:p>
      <text:p text:style-name="P9"><text:span text:style-name="T23">De acordo com Moreira (2012), a</text:span><text:span text:style-name="T13"> informação é considerada como um dos maiores </text:span><text:span text:style-name="T25">recursos</text:span><text:span text:style-name="T13"> de uma organização , por isso há uma necessidade crescente de prote</text:span><text:span text:style-name="T25">ção</text:span><text:span text:style-name="T13">. </text:span><text:span text:style-name="T23">Um dos fatores mais importante a ser protegido </text:span><text:span text:style-name="T13">consiste no fator humano, o qual tem sido deixado em segundo plano quando deveria </text:span><text:span text:style-name="T23">se ter</text:span><text:span text:style-name="T13"> mais atenção, pois é ele quem opera os sistemas e está suscetível a erros. Os atacantes, cientes dessa fraqueza, exploram cada vez mais o fator humano através da engenharia social (ALVES, 2010).</text:span></text:p>
      <text:p text:style-name="P7"><text:span text:style-name="T13"/></text:p>
      <text:p text:style-name="P11"><text:span text:style-name="T19">Infelizmente ainda não é da cultura das empresa investirem no treinamento e na conscientização dos seus funcionários, afinal eles também fazem parte da segurança da informação, mas as </text:span><text:span text:style-name="T26">organizações</text:span><text:span text:style-name="T19"> acabam deixando de lado </text:span><text:span text:style-name="T26">este</text:span><text:span text:style-name="T19"> aspecto tão importante quanto à tecnologia, que é o fator humano. (ALVES, 2010)</text:span></text:p>
      <text:p text:style-name="P8"><text:span text:style-name="T19"/></text:p>
      <text:p text:style-name="P7"><text:span text:style-name="T27">A </text:span><text:span text:style-name="T13">engenharia social </text:span><text:span text:style-name="T27">não tem nenhuma relação</text:span><text:span text:style-name="T13"> com </text:span><text:span text:style-name="T20">ciências</text:span><text:span text:style-name="T13"> exatas ou </text:span><text:span text:style-name="T21">sociologia. </text:span><text:span text:style-name="T27">T</text:span><text:span text:style-name="T13">rata-se de uma das mais </text:span><text:span text:style-name="T20">antigas</text:span><text:span text:style-name="T13"> técnicas de roubo de informações importantes, de pessoas descuidad</text:span><text:span text:style-name="T20">a</text:span><text:span text:style-name="T13">s através de uma boa conversa (</text:span><text:span text:style-name="T28">VIRINFO</text:span><text:span text:style-name="T13">, 2002).</text:span></text:p>
      <text:p text:style-name="P7"><text:span text:style-name="T16"/></text:p>
      <text:p text:style-name="P32">Engenharia social é o termo utilizado para obter informações relevantes <text:span text:style-name="T59">como senhas </text:span>de uma organização, através de seus próprios funcionários. <text:span text:style-name="T52">Segundo Kevin Mitnick (2004), um engenheiro social é uma pessoa que manipula a confiança de outra para ter acessos a informações consideradas sigilosas e privadas.</text:span></text:p>
      <text:p text:style-name="P32"><text:soft-page-break/></text:p>
      <text:p text:style-name="P51"><text:span text:style-name="T45">“</text:span><text:span text:style-name="T46">Uma empresa pode ter adquirido as melhores tecnologias de segurança que o dinheiro pode comprar, pode ter treinado seu pessoal tão bem que eles trancam todos os segredos antes de ir embora e pode ter contratado guardas para o prédio na melhor empresa de segurança que existe. Mesmo assim essa empresa ainda estará </text:span><text:span text:style-name="T47">vulnerável.</text:span><text:span text:style-name="T46"> Os indivíduos podem seguir cada uma das melhores práticas de segurança recomendadas pelos especialistas, podem instalar cada produto de segurança recomendado e vigiar muito a configuração adequada do sistema e a aplicação das correções de segurança. Esses indivíduos ainda estarão completamente vulneráveis. (MITINICK; SIMON, 200</text:span><text:span text:style-name="T48">3</text:span><text:span text:style-name="T46">).</text:span></text:p>
      <text:p text:style-name="P3"/>
      <text:p text:style-name="P9"><text:span text:style-name="T29">A</text:span><text:span text:style-name="T13">pesar de tanto investimento em tecnologias para manter segura a informação, acabam esquecendo o fato de que não só essas tecnologias possuem fraquezas, como também as pessoas que as utilizam, assim como afirma Mitnick (200</text:span><text:span text:style-name="T33">3</text:span><text:span text:style-name="T13">), "que </text:span><text:span text:style-name="T29">o </text:span><text:span text:style-name="T13">fator humano é o elo mais fraco da segurança".</text:span></text:p>
      <text:p text:style-name="P9"><text:span text:style-name="T13"/></text:p>
      <text:p text:style-name="P9"><text:span text:style-name="T54">Um dos principais problemas que a segurança da informação deve tratar é a segurança em pessoas. A cooperação dos usuários é essencial para a eficácia da segurança. Eles exercem um forte impacto sobre a confidencialidade, a integridade e disponibilidade da informação. </text:span><text:span text:style-name="T13">Quanto mais a </text:span><text:span text:style-name="T18">tecnologia</text:span><text:span text:style-name="T13"> e os dispositivos de segurança evoluem dificultando assim a exploração de </text:span><text:span text:style-name="T18">vulnerabilidades </text:span><text:span text:style-name="T30">por meio de softwares ou hardwares</text:span><text:span text:style-name="T13">, </text:span><text:span text:style-name="T30">os invasores procuram outros meios de fazer essa exploração, acabam por encontrar o fator humano</text:span><text:span text:style-name="T13">.</text:span></text:p>
      <text:p text:style-name="P31"/>
      <text:p text:style-name="P31">"A engenharia social, propriamente dita, está inserida como um dos desafios mais complexos no âmbito das <text:span text:style-name="T56">vulnerabilidades</text:span> encontradas na gestão da segurança da informação"(PEIXOTO, 2006). <text:span text:style-name="T60">Por se tratar de pessoas, e essas estão em constantes mudanças de comportamento e de sentimento, <text:s/>não tem como da certeza se realmente ela não irá fazer nada contra a organização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/>
      <text:p text:style-name="P40">1.1<text:tab/>Problema de Pesquisa</text:p>
      <text:p text:style-name="P13"/>
      <text:p text:style-name="P15">A evolução acelerada da tecnologia da informação tem colocado em questionamento a real contribuição que os altos investimentos em tecnologia tem trazido para as organizações, <text:span text:style-name="T61">se esses investimentos estão sendo direcionados para o lugar certo.</text:span></text:p>
      <text:p text:style-name="P15"/>
      <text:p text:style-name="P29">Com a <text:span text:style-name="T62">tecnologia</text:span> cada vez mais presente em nosso dia a dia, <text:span text:style-name="T62">se torna</text:span> necessário métodos que garantam a segurança dos sistemas e das informações tratadas por eles. A todo momento, novas <text:span text:style-name="T62">falhas</text:span> são descobertas.</text:p>
      <text:p text:style-name="P13"/>
      <text:p text:style-name="P29">O tema Segurança da informação é extremamente abrangente, cobrindo desde a avaliação do conteúdo que deve ser objeto de proteção até os fatores ambientais, como a rede de <text:span text:style-name="T56">relacionamentos</text:span> do indivíduo e o conhecimento externo que as pessoas têm a seu respeito. (LAUDON e LAUDON, 2004)</text:p>
      <text:p text:style-name="P28"/>
      <text:p text:style-name="P29"><text:span text:style-name="T14">Mediante o contexto em que se encontra todo tipo de organização ao se tratar de suas informações, sejam elas confidenciais ou não, torna-se fundamental, tanto ao profissional da área de TI quanto os demais responsáveis por algum tipo de informação comprometedora, orientá-los, instruí-los e comprometê-los a melhorar o tratamento e cuidado com as informações(PEIXOTO, 2006).</text:span></text:p>
      <text:p text:style-name="P28"/>
      <text:p text:style-name="P14"><text:span text:style-name="T14">O trabalho visa a responder a seguinte pergunta: </text:span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37"/>
      <text:p text:style-name="P37"/>
      <text:p text:style-name="P46"><text:soft-page-break/><text:span text:style-name="T5">1.2<text:tab/><text:tab/></text:span><text:span text:style-name="T4">Objetivos</text:span></text:p>
      <text:p text:style-name="P45"/>
      <text:p text:style-name="P43"><text:span text:style-name="T44">1.2.1 Objetivo geral</text:span></text:p>
      <text:p text:style-name="P48"/>
      <text:p text:style-name="P27"><text:span text:style-name="T11">O objetivo geral desse trabalho é mostrar que por mais a empresa invista em parques tecnológicos poderosos, configurações da rede entre outros, tudo se mostra ineficaz a um ataque de engenharia social bem feito.</text:span></text:p>
      <text:p text:style-name="P37"/>
      <text:p text:style-name="P37"/>
      <text:p text:style-name="P44">1.2.2 Objetivos específicos</text:p>
      <text:p text:style-name="P37"/>
      <text:p text:style-name="P12">Os objetivos específicos deste trabalho são:</text:p>
      <text:list xml:id="list4991523239579525366" text:style-name="WWNum1">
        <text:list-item>
          <text:p text:style-name="P35">Definir os tipos de ataques mais utilizados pelos engenheiros sociais;</text:p>
        </text:list-item>
        <text:list-item>
          <text:p text:style-name="P36">Avaliar a consciência dos usuários sobre a importância da informação que eles têm acesso e sobre o problema da engenharia social, através de pesquisa aplicada;</text:p>
        </text:list-item>
        <text:list-item>
          <text:p text:style-name="P34">Recomendar <text:span text:style-name="T53">a implementação de controles de ações para minimizar os riscos de ataque de engenharia social.</text:span></text:p>
          <text:p text:style-name="P33"/>
        </text:list-item>
      </text:list>
      <text:p text:style-name="P37"/>
      <text:p text:style-name="P37"/>
      <text:p text:style-name="P49"/>
      <text:p text:style-name="P41"><text:span text:style-name="T5">1.3<text:tab/></text:span><text:span text:style-name="T4">Justificativa</text:span></text:p>
      <text:p text:style-name="P37"/>
      <text:p text:style-name="P12">A importância deste trabalho se reflete em como <text:span text:style-name="T57">a Segurança da Informação é de suma importância para a organização. Foco no ser humano que é a parte complicada e suscetível a ser enganado.</text:span></text:p>
      <text:p text:style-name="P12"/>
      <text:p text:style-name="P16">A informação de uma empresa é o seu principal patrimônio, fundamental para o seu funcionamento, garantindo a competitividade no mercado. Por conta disso, concorrentes, utilizando-se da engenharia social, podem vir a obter informações confidenciais sobre a estratégia, metas e planejamento.</text:p>
      <text:p text:style-name="P16"/>
      <text:p text:style-name="P19"><text:span text:style-name="T19">Na era do conhecimento, a informação é considerada um dos principais patrimônios das corporações e deve ser protegida em seus aspectos de disponibilidade, integridade e confidencialidade, sendo a área da segurança da informação o elemento chave dessa proteção (VASCONCELLOS, 2004).</text:span></text:p>
      <text:p text:style-name="P19"><text:span text:style-name="T19"/></text:p>
      <text:p text:style-name="P19"><text:span text:style-name="T19"/></text:p>
      <text:p text:style-name="P19"><text:span text:style-name="T19"/></text:p>
      <text:p text:style-name="P30"><text:soft-page-break/>Segundo Daniel Aisenberg (1999) : </text:p>
      <text:p text:style-name="P52"><text:span text:style-name="T63">“</text:span><text:span text:style-name="T64">A espionagem industrial é muito eficaz quando realizada dentro de casa, por pessoas com acesso às informações certas e armadas de intenções erradas. O vazamento de dados promovido por </text:span><text:span text:style-name="T65">funcionários</text:span><text:span text:style-name="T64"> merece a atenção de qualquer empresa que decida proteger seu maior capital: a informação (AISENBERG, 1999).</text:span></text:p>
      <text:p text:style-name="P30"><text:span text:style-name="T19"/></text:p>
      <text:p text:style-name="P20"><text:span text:style-name="T31">O </text:span><text:span text:style-name="T13">aumento da </text:span><text:span text:style-name="T18">competitividade</text:span><text:span text:style-name="T13"> empresarial, a informação passou a ser considerada como elemento essencial à formação da inteligencia competitiva, sendo utilizada cada vez mais de forma estratégica para a tomada de decisão e otimização dos resultados.</text:span></text:p>
      <text:p text:style-name="P17"/>
      <text:p text:style-name="P18">O que este trabalho pretende fazer é entender como esses ataques acontecem e por meio de dados de pesquisa. De posse dessas informações, pretende-se definir estratégias para reprimir este tipo de ataque ou ao menos, reduzir os danos aos quais os usuários estão exposto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/>
      <text:p text:style-name="P39"><text:span text:style-name="T1">R</text:span><text:span text:style-name="T2">eferências Bibliográficas</text:span></text:p>
      <text:p text:style-name="P38"/>
      <text:p text:style-name="P21"><text:span text:style-name="T37">ANGELONI</text:span>, <text:span text:style-name="T37">Maria Terezinha. </text:span><text:span text:style-name="T34">Organizações do Conhecimento: Infra-estrutura, Pessoas e Tecnologia</text:span><text:span text:style-name="T38"> .</text:span><text:span text:style-name="T37">São Paulo : Saraiva, 2008.</text:span></text:p>
      <text:p text:style-name="P21"><text:span text:style-name="T41"/></text:p>
      <text:p text:style-name="P22"><text:span text:style-name="T42">ALVES</text:span><text:span text:style-name="T41">, </text:span><text:span text:style-name="T42">Cássio Bastos</text:span><text:span text:style-name="T41">. </text:span><text:span text:style-name="T36">Segurança da Informação vs. Engenharia Social: Como se proteger para não ser mais uma vítima</text:span><text:span text:style-name="T35">.</text:span><text:span text:style-name="T39"> </text:span><text:span text:style-name="T40">Brasília.</text:span><text:span text:style-name="T41"> 20</text:span><text:span text:style-name="T42">10</text:span><text:span text:style-name="T41">.</text:span></text:p>
      <text:p text:style-name="P22"><text:span text:style-name="T41"/></text:p>
      <text:p text:style-name="P23"><text:span text:style-name="T41">MOREIRA, Ademilson. </text:span><text:span text:style-name="T35">A importância da segurança da informação,</text:span><text:span text:style-name="T41"> 2012. Disponível&lt;</text:span><text:a xlink:type="simple" xlink:href="http://www.oficinadanet.com.br/artigo/1124/a_importancia_da_seguranca_da_informacao" text:style-name="Internet_20_link" text:visited-style-name="Visited_20_Internet_20_Link"><text:span text:style-name="T41">http://www.oficinadanet.com.br/artigo/1124/a_importancia_da_seguranca_da_informacao</text:span></text:a><text:span text:style-name="T41"> &gt;. Acesso em </text:span><text:span text:style-name="T43">19</text:span><text:span text:style-name="T41"> </text:span><text:span text:style-name="T43">set</text:span><text:span text:style-name="T41">. 201</text:span><text:span text:style-name="T43">5</text:span><text:span text:style-name="T41">.</text:span></text:p>
      <text:p text:style-name="P23"><text:span text:style-name="T41"/></text:p>
      <text:p text:style-name="P24"><text:span text:style-name="T41">VIRINFO. Engenharia Social. Disponível em: &lt; http://www.virinfo.kit.net/engesoc.htm&gt;. Acesso em </text:span><text:span text:style-name="T43">19</text:span><text:span text:style-name="T41"> </text:span><text:span text:style-name="T43">set</text:span><text:span text:style-name="T41">. 201</text:span><text:span text:style-name="T43">5</text:span><text:span text:style-name="T41">. </text:span></text:p>
      <text:p text:style-name="P26"/>
      <text:p text:style-name="P25">MITNICK, K. D.; SIMON, W. L. <text:span text:style-name="T12">A arte de enganar.</text:span> São Paulo, Pearson Education, 2003. <text:span text:style-name="T49">Acesso em </text:span><text:span text:style-name="T50">19</text:span><text:span text:style-name="T49"> </text:span><text:span text:style-name="T50">set</text:span><text:span text:style-name="T49">. 201</text:span><text:span text:style-name="T50">5</text:span><text:span text:style-name="T49">. </text:span><text:span text:style-name="T51">Disponível &lt;http://abelhas.pt/vldzz/A+Arte+de+Enganar+-+Kevin+Mitnick,223278.pdf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roman"/>
    <style:font-face style:name="Mangal1" svg:font-family="Mang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1.305cm" fo:margin-bottom="0.494cm" fo:margin-left="2.646cm" fo:margin-right="1.199cm" style:writing-mode="lr-tb" style:layout-grid-color="#c0c0c0" style:layout-grid-lines="50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21:18:00</meta:creation-date>
    <meta:initial-creator>.</meta:initial-creator>
    <dc:language>pt-BR</dc:language>
    <dc:date>2015-09-21T14:43:39.808362379</dc:date>
    <meta:editing-cycles>221</meta:editing-cycles>
    <meta:editing-duration>PT21H5M</meta:editing-duration>
    <meta:generator>LibreOffice/4.4.3.2$Linux_X86_64 LibreOffice_project/40m0$Build-2</meta:generator>
    <meta:document-statistic meta:table-count="0" meta:image-count="0" meta:object-count="0" meta:page-count="6" meta:paragraph-count="41" meta:word-count="1236" meta:character-count="8170" meta:non-whitespace-character-count="6969"/>
    <meta:user-defined meta:name="AppVersion">12.0000</meta:user-defined>
    <meta:user-defined meta:name="Created" meta:value-type="date">2013-09-09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3-09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